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600000029E13E0CA7C7146CD9.png" manifest:media-type="image/png"/>
  <manifest:file-entry manifest:full-path="Pictures/10000000000001C2000000F7414687B3004CCD6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P1" style:family="paragraph" style:parent-style-name="Footer">
      <style:paragraph-properties fo:break-before="page"/>
      <style:text-properties fo:color="#999966"/>
    </style:style>
    <style:style style:name="P2" style:family="paragraph" style:parent-style-name="Standard">
      <style:paragraph-properties fo:break-before="page"/>
      <style:text-properties officeooo:paragraph-rsid="002ff06a"/>
    </style:style>
    <style:style style:name="P3" style:family="paragraph" style:parent-style-name="Titulo">
      <style:paragraph-properties fo:break-before="page"/>
    </style:style>
    <style:style style:name="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5" style:family="paragraph" style:parent-style-name="Standard">
      <style:text-properties style:font-name="DejaVu Sans" fo:font-size="10pt" style:font-size-asian="10pt" style:font-size-complex="10pt"/>
    </style:style>
    <style:style style:name="P6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text-properties style:font-name="Calibri1" fo:font-size="12pt" style:font-size-asian="12pt" style:font-size-complex="12pt"/>
    </style:style>
    <style:style style:name="P8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0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11" style:family="paragraph" style:parent-style-name="Text_20_body">
      <style:text-properties fo:color="#336633" fo:font-size="14pt" style:font-size-asian="14pt" style:font-size-complex="14pt"/>
    </style:style>
    <style:style style:name="P12" style:family="paragraph" style:parent-style-name="Text_20_body">
      <style:text-properties officeooo:paragraph-rsid="0060fecb"/>
    </style:style>
    <style:style style:name="P13" style:family="paragraph" style:parent-style-name="Text_20_body">
      <style:text-properties officeooo:rsid="0060fecb" officeooo:paragraph-rsid="0060fecb"/>
    </style:style>
    <style:style style:name="P14" style:family="paragraph" style:parent-style-name="Text_20_body">
      <style:text-properties officeooo:rsid="0062ab6d" officeooo:paragraph-rsid="0062ab6d"/>
    </style:style>
    <style:style style:name="P15" style:family="paragraph" style:parent-style-name="Text_20_body">
      <style:text-properties officeooo:rsid="0062ab6d" officeooo:paragraph-rsid="007ce188"/>
    </style:style>
    <style:style style:name="P16" style:family="paragraph" style:parent-style-name="Text_20_body">
      <style:text-properties officeooo:rsid="00681225" officeooo:paragraph-rsid="00681225"/>
    </style:style>
    <style:style style:name="P17" style:family="paragraph" style:parent-style-name="Text_20_body">
      <style:text-properties officeooo:rsid="006c9f23" officeooo:paragraph-rsid="006c9f23"/>
    </style:style>
    <style:style style:name="P18" style:family="paragraph" style:parent-style-name="Text_20_body">
      <style:text-properties officeooo:rsid="006e33b7" officeooo:paragraph-rsid="006e33b7"/>
    </style:style>
    <style:style style:name="P19" style:family="paragraph" style:parent-style-name="Text_20_body">
      <style:text-properties fo:font-style="normal" fo:font-weight="bold" officeooo:paragraph-rsid="006e33b7" style:font-style-asian="normal" style:font-weight-asian="bold" style:font-style-complex="normal" style:font-weight-complex="bold"/>
    </style:style>
    <style:style style:name="P20" style:family="paragraph" style:parent-style-name="Text_20_body">
      <style:text-properties fo:font-weight="bold" officeooo:rsid="006ffe09" officeooo:paragraph-rsid="006ffe09" style:font-weight-asian="bold" style:font-weight-complex="bold"/>
    </style:style>
    <style:style style:name="P21" style:family="paragraph" style:parent-style-name="Text_20_body">
      <style:text-properties officeooo:rsid="0071f1ef" officeooo:paragraph-rsid="0071f1ef"/>
    </style:style>
    <style:style style:name="P22" style:family="paragraph" style:parent-style-name="Text_20_body">
      <style:text-properties officeooo:rsid="007488bd" officeooo:paragraph-rsid="007488bd"/>
    </style:style>
    <style:style style:name="P23" style:family="paragraph" style:parent-style-name="Text_20_body">
      <style:text-properties officeooo:rsid="007ae3c1" officeooo:paragraph-rsid="007ae3c1"/>
    </style:style>
    <style:style style:name="P24" style:family="paragraph" style:parent-style-name="Text_20_body">
      <style:paragraph-properties fo:text-align="start" style:justify-single-word="false"/>
      <style:text-properties officeooo:rsid="007ae3c1" officeooo:paragraph-rsid="007ae3c1"/>
    </style:style>
    <style:style style:name="P25" style:family="paragraph" style:parent-style-name="Text_20_body">
      <style:text-properties officeooo:rsid="0063f019" officeooo:paragraph-rsid="0063f019"/>
    </style:style>
    <style:style style:name="P26" style:family="paragraph" style:parent-style-name="Text_20_body">
      <style:text-properties officeooo:rsid="007ce188" officeooo:paragraph-rsid="007ce188"/>
    </style:style>
    <style:style style:name="P27" style:family="paragraph" style:parent-style-name="Text_20_body">
      <style:text-properties officeooo:rsid="0076794a" officeooo:paragraph-rsid="0076794a"/>
    </style:style>
    <style:style style:name="P28" style:family="paragraph" style:parent-style-name="Text_20_body">
      <style:paragraph-properties fo:margin-left="0cm" fo:margin-right="0cm" fo:text-indent="0cm" style:auto-text-indent="false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rsid="001c93ef" officeooo:paragraph-rsid="0060fecb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paragraph-rsid="00736798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fo:font-size="12pt" officeooo:paragraph-rsid="00736798" style:font-size-asian="12pt" style:font-size-complex="12pt"/>
    </style:style>
    <style:style style:name="P32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3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34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2ad048" officeooo:paragraph-rsid="002ad048" style:text-blinking="false" fo:background-color="transparent" style:font-size-asian="12pt" style:font-size-complex="12pt"/>
    </style:style>
    <style:style style:name="P35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36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37" style:family="paragraph" style:parent-style-name="Código">
      <style:paragraph-properties fo:text-align="start" style:justify-single-word="false"/>
      <style:text-properties officeooo:paragraph-rsid="006e33b7"/>
    </style:style>
    <style:style style:name="P38" style:family="paragraph" style:parent-style-name="Código">
      <style:text-properties officeooo:paragraph-rsid="006ffe09"/>
    </style:style>
    <style:style style:name="P39" style:family="paragraph" style:parent-style-name="Código">
      <style:text-properties officeooo:rsid="006e33b7" officeooo:paragraph-rsid="006ffe09"/>
    </style:style>
    <style:style style:name="P40" style:family="paragraph" style:parent-style-name="Código">
      <style:paragraph-properties fo:text-align="start" style:justify-single-word="false"/>
      <style:text-properties officeooo:rsid="0071f1ef" officeooo:paragraph-rsid="0071f1ef"/>
    </style:style>
    <style:style style:name="P41" style:family="paragraph" style:parent-style-name="Código">
      <style:paragraph-properties fo:text-align="start" style:justify-single-word="false"/>
      <style:text-properties officeooo:rsid="0071f1ef" officeooo:paragraph-rsid="007488bd"/>
    </style:style>
    <style:style style:name="P42" style:family="paragraph" style:parent-style-name="Código">
      <style:paragraph-properties fo:text-align="start" style:justify-single-word="false"/>
      <style:text-properties officeooo:rsid="0071f1ef" officeooo:paragraph-rsid="0076794a"/>
    </style:style>
    <style:style style:name="P43" style:family="paragraph" style:parent-style-name="Código">
      <style:paragraph-properties fo:text-align="start" style:justify-single-word="false"/>
      <style:text-properties officeooo:rsid="0071f1ef" officeooo:paragraph-rsid="007ae3c1"/>
    </style:style>
    <style:style style:name="P44" style:family="paragraph" style:parent-style-name="Código">
      <style:paragraph-properties fo:text-align="start" style:justify-single-word="false"/>
      <style:text-properties officeooo:rsid="0076794a" officeooo:paragraph-rsid="0076794a"/>
    </style:style>
    <style:style style:name="P45" style:family="paragraph" style:parent-style-name="Código">
      <style:paragraph-properties fo:text-align="start" style:justify-single-word="false"/>
      <style:text-properties officeooo:rsid="0076794a" officeooo:paragraph-rsid="007ae3c1"/>
    </style:style>
    <style:style style:name="P46" style:family="paragraph" style:parent-style-name="Código">
      <style:paragraph-properties fo:text-align="start" style:justify-single-word="false"/>
      <style:text-properties officeooo:rsid="007ae3c1" officeooo:paragraph-rsid="007ae3c1"/>
    </style:style>
    <style:style style:name="P47" style:family="paragraph" style:parent-style-name="Notas_20_Informativas">
      <style:text-properties fo:font-size="12pt" officeooo:paragraph-rsid="00736798" style:font-size-asian="12pt" style:font-size-complex="12pt"/>
    </style:style>
    <style:style style:name="P48" style:family="paragraph" style:parent-style-name="Notas_20_Informativas">
      <style:paragraph-properties fo:text-align="start" style:justify-single-word="false"/>
      <style:text-properties fo:font-size="12pt" officeooo:paragraph-rsid="007488bd" style:font-size-asian="12pt" style:font-size-complex="12pt"/>
    </style:style>
    <style:style style:name="P49" style:family="paragraph" style:parent-style-name="Contents_20_2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50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51" style:family="paragraph" style:parent-style-name="Text_20_body" style:list-style-name="L1">
      <style:text-properties officeooo:rsid="006c9f23" officeooo:paragraph-rsid="006c9f23"/>
    </style:style>
    <style:style style:name="P52" style:family="paragraph" style:parent-style-name="Text_20_body" style:list-style-name="L2">
      <style:text-properties officeooo:rsid="0076794a" officeooo:paragraph-rsid="0076794a"/>
    </style:style>
    <style:style style:name="P53" style:family="paragraph" style:parent-style-name="Text_20_body" style:list-style-name="L2">
      <style:text-properties officeooo:rsid="0076794a" officeooo:paragraph-rsid="007cfa6b"/>
    </style:style>
    <style:style style:name="P54" style:family="paragraph" style:parent-style-name="Standard" style:master-page-name="First_20_Page">
      <style:paragraph-properties style:page-number="auto"/>
    </style:style>
    <style:style style:name="P55" style:family="paragraph" style:parent-style-name="Heading_20_1">
      <style:text-properties officeooo:rsid="002d53e8" officeooo:paragraph-rsid="002c515e"/>
    </style:style>
    <style:style style:name="P56" style:family="paragraph" style:parent-style-name="Heading_20_1">
      <style:text-properties officeooo:rsid="006b44a6" officeooo:paragraph-rsid="006b44a6"/>
    </style:style>
    <style:style style:name="P57" style:family="paragraph" style:parent-style-name="Heading_20_1">
      <style:text-properties officeooo:rsid="001f42c5" officeooo:paragraph-rsid="0060fecb"/>
    </style:style>
    <style:style style:name="P58" style:family="paragraph" style:parent-style-name="Heading_20_1">
      <style:text-properties officeooo:paragraph-rsid="0060fecb"/>
    </style:style>
    <style:style style:name="P59" style:family="paragraph" style:parent-style-name="Heading_20_2">
      <style:text-properties officeooo:rsid="006c9f23" officeooo:paragraph-rsid="006c9f23"/>
    </style:style>
    <style:style style:name="P60" style:family="paragraph" style:parent-style-name="Heading_20_2">
      <style:text-properties officeooo:rsid="006e33b7" officeooo:paragraph-rsid="006e33b7"/>
    </style:style>
    <style:style style:name="P61" style:family="paragraph" style:parent-style-name="Heading_20_2" style:list-style-name="">
      <style:paragraph-properties fo:text-align="start" style:justify-single-word="false"/>
      <style:text-properties officeooo:rsid="0071f1ef" officeooo:paragraph-rsid="0071f1ef"/>
    </style:style>
    <style:style style:name="P62" style:family="paragraph" style:parent-style-name="Heading_20_2">
      <style:paragraph-properties fo:break-before="page"/>
      <style:text-properties officeooo:rsid="0071f1ef" officeooo:paragraph-rsid="0071f1ef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style:font-name="Webdings" style:font-name-asian="Webdings" style:font-name-complex="Webding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style:font-name="Calibri1" fo:font-size="12pt" style:font-size-asian="12pt" style:font-size-complex="12pt"/>
    </style:style>
    <style:style style:name="T9" style:family="text">
      <style:text-properties style:font-name="Calibri1" fo:font-size="12pt" officeooo:rsid="002ad048" style:font-size-asian="12pt" style:font-size-complex="12pt"/>
    </style:style>
    <style:style style:name="T10" style:family="text">
      <style:text-properties style:font-name="Calibri1" officeooo:rsid="007488bd" style:font-name-asian="Webdings" style:font-name-complex="Webdings"/>
    </style:style>
    <style:style style:name="T11" style:family="text">
      <style:text-properties style:font-name="Calibri1" officeooo:rsid="007f4eac" style:font-name-asian="Webdings" style:font-name-complex="Webdings"/>
    </style:style>
    <style:style style:name="T12" style:family="text">
      <style:text-properties officeooo:rsid="0016fc63"/>
    </style:style>
    <style:style style:name="T13" style:family="text">
      <style:text-properties officeooo:rsid="001f42c5"/>
    </style:style>
    <style:style style:name="T14" style:family="text">
      <style:text-properties officeooo:rsid="0060fecb"/>
    </style:style>
    <style:style style:name="T15" style:family="text">
      <style:text-properties officeooo:rsid="006e33b7"/>
    </style:style>
    <style:style style:name="T16" style:family="text">
      <style:text-properties officeooo:rsid="006fda31"/>
    </style:style>
    <style:style style:name="T17" style:family="text">
      <style:text-properties officeooo:rsid="006ffe09"/>
    </style:style>
    <style:style style:name="T18" style:family="text">
      <style:text-properties officeooo:rsid="00736798"/>
    </style:style>
    <style:style style:name="T19" style:family="text">
      <style:text-properties officeooo:rsid="007488bd"/>
    </style:style>
    <style:style style:name="T20" style:family="text">
      <style:text-properties officeooo:rsid="0076794a"/>
    </style:style>
    <style:style style:name="T21" style:family="text">
      <style:text-properties officeooo:rsid="0078bd4a"/>
    </style:style>
    <style:style style:name="T22" style:family="text">
      <style:text-properties officeooo:rsid="00796c73"/>
    </style:style>
    <style:style style:name="T23" style:family="text">
      <style:text-properties officeooo:rsid="007ae3c1"/>
    </style:style>
    <style:style style:name="T24" style:family="text">
      <style:text-properties style:text-underline-style="none"/>
    </style:style>
    <style:style style:name="T25" style:family="text">
      <style:text-properties officeooo:rsid="007ce188"/>
    </style:style>
    <style:style style:name="T26" style:family="text">
      <style:text-properties officeooo:rsid="007cfa6b"/>
    </style:style>
    <style:style style:name="T27" style:family="text">
      <style:text-properties officeooo:rsid="007e0020"/>
    </style:style>
    <style:style style:name="T28" style:family="text">
      <style:text-properties officeooo:rsid="007e20e5"/>
    </style:style>
    <style:style style:name="T29" style:family="text">
      <style:text-properties officeooo:rsid="007f4eac"/>
    </style:style>
    <style:style style:name="T30" style:family="text">
      <style:text-properties officeooo:rsid="0080bb03"/>
    </style:style>
    <style:style style:name="T31" style:family="text">
      <style:text-properties officeooo:rsid="0081cc1b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esarrollo web en entorno cliente" text:name="Modulo"/>
        <text:user-field-decl office:value-type="string" office:string-value="4" text:name="NumeroTema"/>
        <text:user-field-decl office:value-type="string" office:string-value="Eventos" text:name="Tema"/>
      </text:user-field-decls>
      <draw:frame draw:style-name="fr1" draw:name="Marco1" text:anchor-type="page" text:anchor-page-number="1" svg:x="1.984cm" svg:y="14.958cm" svg:width="17.009cm" draw:z-index="1">
        <draw:text-box fo:min-height="2.224cm">
          <text:p text:style-name="P8"/>
          <text:p text:style-name="P8"><text:user-field-get text:name="Modulo">Desarrollo web en entorno cliente</text:user-field-get></text:p>
          <text:p text:style-name="P8">CFGS DAW</text:p>
        </draw:text-box>
      </draw:frame>
      <text:p text:style-name="P54"/>
      <text:p text:style-name="Standard"/>
      <text:p text:style-name="Standard"/>
      <text:p text:style-name="Standard"><draw:frame draw:style-name="fr2" draw:name="gráficos1" text:anchor-type="paragraph" svg:width="9.53cm" svg:height="5.23cm" draw:z-index="0"><draw:image xlink:href="Pictures/10000000000001C2000000F7414687B3004CCD63.jpg" xlink:type="simple" xlink:show="embed" xlink:actuate="onLoad" loext:mime-type="image/jpeg"/></draw:frame></text:p>
      <text:p text:style-name="Standard"/>
      <text:p text:style-name="Standard"/>
      <text:p text:style-name="P9"><text:bookmark text:name="docs-internal-guid-e8f5d430-faba-53b2-6d04-e9273ed17255"/></text:p>
      <text:p text:style-name="Standard"/>
      <text:p text:style-name="Standard"/>
      <text:p text:style-name="Standard"/>
      <text:p text:style-name="P10"><text:span text:style-name="T12">UNIDAD</text:span> <text:span text:style-name="T30">4</text:span>.</text:p>
      <text:p text:style-name="P10"><text:user-field-get text:name="Tema">Eventos</text:user-field-get>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4">Sergio García Barea</text:p>
      <text:p text:style-name="P33"><text:span text:style-name="T6"><text:s/></text:span><text:a xlink:type="simple" xlink:href="mailto:mail@ceedcv.e" text:style-name="Internet_20_link" text:visited-style-name="Visited_20_Internet_20_Link"><text:span text:style-name="T9">sergio.garcia</text:span></text:a><text:a xlink:type="simple" xlink:href="mailto:mail@ceedcv.e" text:style-name="Internet_20_link" text:visited-style-name="Visited_20_Internet_20_Link"><text:span text:style-name="T8">@ceedcv.e</text:span></text:a><text:span text:style-name="T7">s</text:span></text:p>
      <text:p text:style-name="P36">201<text:span text:style-name="T31">8</text:span>/201<text:span text:style-name="T31">9</text:span></text:p>
      <text:p text:style-name="P35"><text:tab/><text:tab/><text:tab/><text:tab/><text:tab/><text:tab/><text:tab/><text:tab/><text:tab/><text:tab/>Versión:<text:date style:data-style-name="N104" text:date-value="2018-07-12T10:23:27.927230978">180712</text:date>.<text:time style:data-style-name="N105" text:time-value="2018-07-12T10:23:27.927416427">1023</text:time> </text:p>
      <text:p text:style-name="P7"/>
      <text:p text:style-name="Standard"/>
      <text:p text:style-name="Standard"/>
      <text:p text:style-name="Standard"/>
      <text:p text:style-name="P11"><text:soft-page-break/>Licencia</text:p>
      <text:p text:style-name="Standard"/>
      <text:p text:style-name="P32"><draw:frame draw:style-name="fr3" draw:name="gráficos3" text:anchor-type="paragraph" svg:x="0.741cm" svg:y="0cm" svg:width="2cm" svg:height="0.7cm" draw:z-index="2"><draw:image xlink:href="Pictures/100000000000007600000029E13E0CA7C7146CD9.png" xlink:type="simple" xlink:show="embed" xlink:actuate="onLoad" loext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5"/>
      <text:p text:style-name="P5"><text:s/></text:p>
      <text:p text:style-name="P11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28"/>
      <text:p text:style-name="Notas_20_Informativas"><text:span text:style-name="T3"> </text:span>Atención</text:p>
      <text:p text:style-name="P28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50">1.Introducción<text:tab/>3</text:p>
          <text:p text:style-name="P50">2.Eventos<text:tab/>3</text:p>
          <text:p text:style-name="P49"><text:s/>2.1 Principales eventos<text:tab/>3</text:p>
          <text:p text:style-name="P49"><text:s/>2.2 Manejo de eventos desde elementos XHTML<text:tab/>4</text:p>
          <text:p text:style-name="P49"><text:s/>2.3 Uso del objeto this en gestión de eventos<text:tab/>4</text:p>
          <text:p text:style-name="P49"><text:s/>2.4 Asignación de eventos desde código a objetos XHTML<text:tab/>5</text:p>
          <text:p text:style-name="P49"><text:s/>2.5 Obteniendo información del objeto event<text:tab/>5</text:p>
          <text:p text:style-name="P49"><text:s/>2.6 Declarando eventos desde código<text:tab/>6</text:p>
          <text:p text:style-name="P50">3.Material adicional<text:tab/>7</text:p>
          <text:p text:style-name="P50">4.Bibliografía<text:tab/>7</text:p>
        </text:index-body>
      </text:table-of-content>
      <text:p text:style-name="Standard"/>
      <text:p text:style-name="Standard"/>
      <text:p text:style-name="Titulo"/>
      <text:p text:style-name="P3">UD0<text:user-field-get text:name="NumeroTema">4</text:user-field-get>. <text:user-field-get text:name="Tema">Eventos</text:user-field-get></text:p>
      <text:h text:style-name="P55" text:outline-level="1"><text:bookmark-start text:name="__RefHeading___Toc1667_1226975039"/>Introducción<text:bookmark-end text:name="__RefHeading___Toc1667_1226975039"/></text:h>
      <text:p text:style-name="P16">Los eventos son manejadores que nos proporciona el navegador para que cuando detecte que se produzca una acción (evento), se ejecute un código asociado a esa acción. En esta unidad trataremos los eventos existentes en Javascript y las distintas formas de manejarlos. </text:p>
      <text:h text:style-name="P56" text:outline-level="1"><text:bookmark-start text:name="__RefHeading___Toc1903_1568655339"/>Eventos<text:bookmark-end text:name="__RefHeading___Toc1903_1568655339"/></text:h>
      <text:h text:style-name="P59" text:outline-level="2">Principales eventos</text:h>
      <text:p text:style-name="P17">A continuación mostramos un listado de los principales eventos existentes en Javascript:</text:p>
      <text:list xml:id="list3154564310" text:style-name="L1">
        <text:list-item>
          <text:p text:style-name="P51">onfocus: al obtener un foco.</text:p>
        </text:list-item>
        <text:list-item>
          <text:p text:style-name="P51">onblur: al salir del foco de un elemento.</text:p>
        </text:list-item>
        <text:list-item>
          <text:p text:style-name="P51">onchange: al hacer un cambio en un elemento.</text:p>
        </text:list-item>
        <text:list-item>
          <text:p text:style-name="P51">onclick: al hacer un click en el elemento.</text:p>
        </text:list-item>
        <text:list-item>
          <text:p text:style-name="P51">ondblclick: al hacer doble click en un elemento.</text:p>
        </text:list-item>
        <text:list-item>
          <text:p text:style-name="P51"><text:span text:style-name="T28">o</text:span>nkeydown: al pulsar una tecla (sin soltarla).</text:p>
        </text:list-item>
        <text:list-item>
          <text:p text:style-name="P51">onkeyup: al soltar una tecla pulsada.</text:p>
        </text:list-item>
        <text:list-item>
          <text:p text:style-name="P51">onkeypress: al pulsar una tecla.</text:p>
        </text:list-item>
        <text:list-item>
          <text:p text:style-name="P51">onload: al cargarse una página.</text:p>
        </text:list-item>
        <text:list-item>
          <text:p text:style-name="P51">onunload: al descargarse una página (salir de ella).</text:p>
        </text:list-item>
        <text:list-item>
          <text:p text:style-name="P51">onmousedown: al hacer clic de ratón (sin soltarlo).</text:p>
        </text:list-item>
        <text:list-item>
          <text:p text:style-name="P51">onmouseup: al soltar el botón del ratón previamente pulsado.</text:p>
        </text:list-item>
        <text:list-item>
          <text:p text:style-name="P51">onmouseover: al entrar encima de un elemento con el ratón.</text:p>
        </text:list-item>
        <text:list-item>
          <text:p text:style-name="P51">onmouseout: al salir de encima de un elemento con el ratón.</text:p>
        </text:list-item>
        <text:list-item>
          <text:p text:style-name="P51">onsubmit: al enviar los datos de un formulario.</text:p>
        </text:list-item>
        <text:list-item>
          <text:p text:style-name="P51">onreset: al resetear los datos de un formulario.</text:p>
        </text:list-item>
        <text:list-item>
          <text:p text:style-name="P51">onselect: al seleccionar un texto.</text:p>
        </text:list-item>
        <text:list-item>
          <text:p text:style-name="P51">onresize: al modificar el tamaño de la página del navegador. </text:p>
        </text:list-item>
      </text:list>
      <text:p text:style-name="P17"/>
      <text:p text:style-name="P48"><text:span text:style-name="T4"> </text:span><text:span text:style-name="T10">El total de eventos disponibles </text:span><text:span text:style-name="T11">está</text:span><text:span text:style-name="T10"> descrito en </text:span><text:a xlink:type="simple" xlink:href="http://www.w3schools.com/jsref/dom_obj_event.asp" text:style-name="Internet_20_link" text:visited-style-name="Visited_20_Internet_20_Link"><text:span text:style-name="T10">http://www.w3schools.com/jsref/dom_obj_event.asp</text:span></text:a></text:p>
      <text:h text:style-name="P60" text:outline-level="2"><text:soft-page-break/>Manejo de eventos desde elementos XHTML</text:h>
      <text:p text:style-name="P18">La forma <text:span text:style-name="T29">más</text:span> <text:span text:style-name="T29">sencilla (aunque menos práctica para tener un código limpio y ordenado)</text:span> de indicar que hay un evento asociado a un elemento XHTML es indicándolo en el propio código.</text:p>
      <text:p text:style-name="P19">Ejemplo <text:span text:style-name="T15">1</text:span>:</text:p>
      <text:p text:style-name="P37">&lt;input type="button" value="<text:span text:style-name="T15">Boton Hola mundo</text:span>" onclick="alert('<text:span text:style-name="T15">Hola mundo’)</text:span>;<text:span text:style-name="T15">alert(‘Adios’);”</text:span> /&gt;</text:p>
      <text:p text:style-name="P18">También en lugar de ejecutar una seri<text:span text:style-name="T29">e</text:span> de instrucciones, es posible llamar a una función predefinida.</text:p>
      <text:p text:style-name="P19">Ejemplo <text:span text:style-name="T15">2</text:span>:</text:p>
      <text:p text:style-name="P37">&lt;input type="button" value="<text:span text:style-name="T15">Boton miFuncion</text:span>" onclick="<text:span text:style-name="T15">miFuncion(‘cadenaParam1’)</text:span>;" /&gt;</text:p>
      <text:h text:style-name="P60" text:outline-level="2">Uso del objeto this en gestión de eventos</text:h>
      <text:p text:style-name="P18">Cuando ejecutas código dentro de un evento, existe un objeto llamado “this”.</text:p>
      <text:p text:style-name="P18">Este objeto es una referencia <text:span text:style-name="T16">al elemento que se ha producido el evento. Ejemplo, si el evento se ha producido un evento al hacer clic a una imagen con id=”miImagen”, el objeto “this” será lo mismo que poner “document.getElementById(“miImagen”);</text:span></text:p>
      <text:p text:style-name="P20">Ejemplo sin this:</text:p>
      <text:p text:style-name="P38">&lt;div id="<text:span text:style-name="T17">cont</text:span>" style="width:150px; height:60px; border:thin solid silver" onmouseover="document.getElementById('cont').style.borderColor='black';" onmouseout="document.getElementById('cont').style.borderColor='<text:span text:style-name="T17">red</text:span>';"&gt;</text:p>
      <text:p text:style-name="Código"><text:s text:c="2"/><text:span text:style-name="T17">Contenidos</text:span></text:p>
      <text:p text:style-name="Código">&lt;/div&gt;</text:p>
      <text:p text:style-name="P20">Equivalente con “this”:</text:p>
      <text:p text:style-name="P38">&lt;div id="<text:span text:style-name="T17">cont</text:span>" style="width:150px; height:60px; border:thin solid silver" onmouseover=<text:span text:style-name="T17">this</text:span>.style.borderColor='black';" onmouseout="<text:span text:style-name="T17">this.</text:span>.style.borderColor='<text:span text:style-name="T17">red</text:span>';"&gt;</text:p>
      <text:p text:style-name="P38"><text:s text:c="2"/><text:span text:style-name="T17">Contenidos</text:span></text:p>
      <text:p text:style-name="P39">&lt;/div&gt;</text:p>
      <text:h text:style-name="P61" text:outline-level="2"/>
      <text:h text:style-name="P62" text:outline-level="2">Asignación de eventos desde código a objetos XHTML</text:h>
      <text:p text:style-name="P21">Podemos asignar/modificar mediante código el manejador de un evento predefinido en un objeto XHTML de una forma similar a esta. Supongamos que tenemos un objeto con id=”miObjeto” que posee el evento “onclick” sin asignar y la función “mostrarMensaje”.</text:p>
      <text:p text:style-name="P21">Podemos referenciar al elemento XHTML como vimos en la UD 0<text:span text:style-name="T29">2</text:span> y asignar <text:span text:style-name="T18">la función como</text:span> manejador <text:span text:style-name="T18">del evento </text:span>como vemos en este código</text:p>
      <text:p text:style-name="P40">function mostrarMensaje(){</text:p>
      <text:p text:style-name="P40"><text:tab/>alert(“Hola”);</text:p>
      <text:p text:style-name="P40">}</text:p>
      <text:p text:style-name="P40">document.getElementById(“miObjeto”).onclick=mostrarMensaje;</text:p>
      <text:p text:style-name="P31"/>
      <text:p text:style-name="P47"><text:span text:style-name="T4"> </text:span>Ate<text:span text:style-name="T18">nción: fijaros que pone “mostrarMensaje”. Así asigna la función como manejadora del evento. Si ponemos “mostrarMensaje()” no funcionará, ya que ejecutará la función y asignará su resultado al manejador.</text:span></text:p>
      <text:p text:style-name="P30"/>
      <text:h text:style-name="Heading_20_2" text:outline-level="2">Obteniendo información del objeto event</text:h>
      <text:p text:style-name="P22">Cuando se crea una función como manejador, al producirse el evento el navegador automáticamente manda como parámetro un objeto de tipo event.</text:p>
      <text:p text:style-name="P41">function mostrarMensaje(<text:span text:style-name="T19">evento</text:span>){</text:p>
      <text:p text:style-name="P41"><text:tab/><text:span text:style-name="T19">alert(evento.type);</text:span></text:p>
      <text:p text:style-name="P41">}</text:p>
      <text:p text:style-name="P41">document.getElementById(“miObjeto”).onclick=mostrarMensaje;</text:p>
      <text:p text:style-name="P22">Este objeto posee cierta información útil <text:span text:style-name="T20">del evento que se ha producido</text:span>.</text:p>
      <text:p text:style-name="P22">Entre otr<text:span text:style-name="T20">o</text:span>s <text:span text:style-name="T20">atributos</text:span>:</text:p>
      <text:list xml:id="list4166691342" text:style-name="L2">
        <text:list-item>
          <text:p text:style-name="P52">type: dice el tipo de evento que es (“click”, “mouseover”, etc...). <text:span text:style-name="T22">Devuelve el nombre del evento tal cual, sin el “on”. </text:span>Es útil para hacer una función que maneje varios eventos.</text:p>
        </text:list-item>
        <text:list-item>
          <text:p text:style-name="P53">keyCode: en eventos de teclado, almacena el código de tecla de la tecla afectada por el evento. </text:p>
        </text:list-item>
        <text:list-item>
          <text:p text:style-name="P53">clientX / clientY: en eventos del ratón, devuelve las <text:span text:style-name="T22">coordenadas</text:span> X e Y donde se encontraba el ratón, <text:span text:style-name="T26">tomando como referencia al navegador.</text:span></text:p>
        </text:list-item>
        <text:list-item>
          <text:p text:style-name="P53"><text:span text:style-name="T27">screenX</text:span> / <text:span text:style-name="T27">screen</text:span>Y: en eventos del ratón, devuelve las <text:span text:style-name="T22">coordenadas</text:span> X e Y donde se encontraba el ratón, <text:span text:style-name="T26">tomando como referencia la pantalla del ordenador.</text:span></text:p>
        </text:list-item>
      </text:list>
      <text:p text:style-name="P27"><text:soft-page-break/><text:span text:style-name="T5">Ejemplo</text:span>:</text:p>
      <text:p text:style-name="P42">function mostrarMensaje(<text:span text:style-name="T19">evento</text:span>){</text:p>
      <text:p text:style-name="P42"><text:tab/><text:span text:style-name="T20">if(evento.type==”keyup”){</text:span></text:p>
      <text:p text:style-name="P42"><text:tab/><text:tab/><text:span text:style-name="T20">alert(evento.keyCode);</text:span></text:p>
      <text:p text:style-name="P42"><text:tab/><text:span text:style-name="T20">}</text:span></text:p>
      <text:p text:style-name="P42"><text:tab/><text:span text:style-name="T20">else if(evento.type==”click”){</text:span></text:p>
      <text:p text:style-name="P42"><text:tab/><text:tab/><text:span text:style-name="T20">alert(evento.clientX+” “+evento.clientY);</text:span><text:tab/></text:p>
      <text:p text:style-name="P44"><text:tab/>}</text:p>
      <text:p text:style-name="P42">}</text:p>
      <text:p text:style-name="P42">document.getElementById(“miObjeto”).onclick=mostrarMensaje;</text:p>
      <text:p text:style-name="P44">document.<text:span text:style-name="T21">on</text:span>keyup=mostrarMensaje;</text:p>
      <text:h text:style-name="Heading_20_2" text:outline-level="2">Declarando eventos desde código</text:h>
      <text:p text:style-name="P24">Podemos declarar eventos mediante código usando addEventListener(evento,manejador).</text:p>
      <text:p text:style-name="P23">Ejemplo:</text:p>
      <text:p text:style-name="P43">function mostrarMensaje(<text:span text:style-name="T19">evento</text:span>){</text:p>
      <text:p text:style-name="P43"><text:tab/><text:span text:style-name="T20">if(evento.type==”keyup”){</text:span></text:p>
      <text:p text:style-name="P43"><text:tab/><text:tab/><text:span text:style-name="T20">alert(evento.keyCode);</text:span></text:p>
      <text:p text:style-name="P43"><text:tab/><text:span text:style-name="T20">}</text:span></text:p>
      <text:p text:style-name="P43"><text:tab/><text:span text:style-name="T20">else if(evento.type==”click”){</text:span></text:p>
      <text:p text:style-name="P43"><text:tab/><text:tab/><text:span text:style-name="T20">alert(evento.clientX+” “+evento.clientY);</text:span><text:tab/></text:p>
      <text:p text:style-name="P45"><text:tab/>}</text:p>
      <text:p text:style-name="P43">}</text:p>
      <text:p text:style-name="P43">document.getElementById(“miObjeto”).<text:span text:style-name="T23">addEventListener(“click”,</text:span>mostrarMensaje<text:span text:style-name="T23">)</text:span>;</text:p>
      <text:p text:style-name="P45">document.<text:span text:style-name="T23">addEventListener(“keyup”,</text:span>mostrarMensaje<text:span text:style-name="T23">)</text:span>;</text:p>
      <text:p text:style-name="P43">document.getElementById(“miObjeto”).<text:span text:style-name="T23">addEventListener(“dblclick”,function (){</text:span></text:p>
      <text:p text:style-name="P46"><text:s/>alert(“<text:span text:style-name="T24">Codigo</text:span> metido directamente”);</text:p>
      <text:p text:style-name="P46">});</text:p>
      <text:p text:style-name="P45"/>
      <text:p text:style-name="P2"/>
      <text:h text:style-name="P57" text:outline-level="1">Material adicional</text:h>
      <text:p text:style-name="P29">[1] <text:span text:style-name="T13">Curso de Javascript en Udacity </text:span><text:a xlink:type="simple" xlink:href="https://www.udacity.com/course/javascript-basics--ud804" text:style-name="Internet_20_link" text:visited-style-name="Visited_20_Internet_20_Link"><text:span text:style-name="T13">https://www.udacity.com/course/javascript-basics--ud804</text:span></text:a></text:p>
      <text:h text:style-name="P58" text:outline-level="1">Bibliografía</text:h>
      <text:p text:style-name="P12">[1] <text:span text:style-name="T14">Referencia Javascript</text:span></text:p>
      <text:p text:style-name="P13"><text:a xlink:type="simple" xlink:href="http://www.w3schools.com/jsref/" text:style-name="Internet_20_link" text:visited-style-name="Visited_20_Internet_20_Link">http://www.w3schools.com/jsref/</text:a></text:p>
      <text:p text:style-name="P26">[2] Referencia eventos Javascript</text:p>
      <text:p text:style-name="P26"><text:a xlink:type="simple" xlink:href="http://www.w3schools.com/jsref/dom_obj_event.asp" text:style-name="Internet_20_link" text:visited-style-name="Visited_20_Internet_20_Link">http://www.w3schools.com/jsref/dom_obj_event.asp</text:a></text:p>
      <text:p text:style-name="P14">[<text:span text:style-name="T25">3</text:span>] <text:span text:style-name="T25">Libros Web: manejo de eventos</text:span></text:p>
      <text:p text:style-name="P15"><text:a xlink:type="simple" xlink:href="http://librosweb.es/libro/javascript/capitulo_6.html" text:style-name="Internet_20_link" text:visited-style-name="Visited_20_Internet_20_Link"><text:span text:style-name="T25">http://librosweb.es/libro/javascript/capitulo_6.html</text:span></text:a></text:p>
      <text:p text:style-name="P25">[<text:span text:style-name="T25">4</text:span>] <text:span text:style-name="T25">Libros Web: objeto event</text:span></text:p>
      <text:p text:style-name="P26"><text:a xlink:type="simple" xlink:href="http://librosweb.es/libro/javascript/capitulo_6/obteniendo_informacion_del_evento_objeto_event.html" text:style-name="Internet_20_link" text:visited-style-name="Visited_20_Internet_20_Link">http://librosweb.es/libro/javascript/capitulo_6/obteniendo_informacion_del_evento_objeto_event.html</text:a></text:p>
      <text:p text:style-name="P26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style:font-name="Calibri1" fo:font-family="Calibri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Calibri1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orizontal_20_Line" style:display-name="Horizontal Line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ódigo" style:family="paragraph" style:parent-style-name="Text_20_body">
      <style:paragraph-properties fo:padding="0.049cm" fo:border="0.06pt solid #000000"/>
      <style:text-properties style:font-name="Liberation Mono" fo:font-family="'Liberation Mono'" style:font-family-generic="modern" style:font-pitch="fixed"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Emphasis" style:family="text">
      <style:text-properties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break-before="page"/>
      <style:text-properties fo:color="#999966"/>
    </style:style>
    <style:style style:name="M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4" text:name="NumeroTema"/>
          <text:user-field-decl office:value-type="string" office:string-value="Eventos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<text:tab/>UD0</text:span><text:span text:style-name="MT1"><text:user-field-get text:name="NumeroTema">4</text:user-field-get></text:span><text:span text:style-name="MT1">. </text:span><text:span text:style-name="MT1"><text:user-field-get text:name="Tema">Eventos</text:user-field-get></text:span></text:p>
      </style:header>
      <style:footer>
        <text:user-field-decls>
          <text:user-field-decl office:value-type="string" office:string-value="4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4</text:user-field-get></text:span><text:span text:style-name="MT1">.</text:span><text:span text:style-name="MT1"><text:page-number text:select-page="current">7</text:page-number></text:span></text:p>
        <text:p text:style-name="MP1"/>
      </style:footer>
    </style:master-page>
    <style:master-page style:name="Landscape" style:page-layout-name="Mpm2">
      <style:header>
        <text:p text:style-name="Header"/>
      </style:header>
      <style:footer>
        <text:p text:style-name="MP2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0:38:38.334391144</meta:creation-date>
    <meta:editing-duration>PT6H17M21S</meta:editing-duration>
    <meta:editing-cycles>71</meta:editing-cycles>
    <meta:generator>LibreOffice/6.0.5.2$Linux_X86_64 LibreOffice_project/00m0$Build-2</meta:generator>
    <dc:title>Plantilla CEED</dc:title>
    <dc:date>2018-07-12T10:23:27.808183861</dc:date>
    <meta:document-statistic meta:table-count="0" meta:image-count="2" meta:object-count="0" meta:page-count="7" meta:paragraph-count="131" meta:word-count="882" meta:character-count="6722" meta:non-whitespace-character-count="5937"/>
    <meta:template xlink:type="simple" xlink:actuate="onRequest" xlink:title="Plantilla CEED" xlink:href="../../../../../../Plantilla/Plantilla%20CEED.ott" meta:date="2016-09-23T10:38:38.127433422"/>
  </office:meta>
</office:document-meta>
</file>